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3e029" officeooo:paragraph-rsid="0003e029"/>
    </style:style>
    <style:style style:name="T1" style:family="text">
      <style:text-properties officeooo:rsid="000345b5"/>
    </style:style>
    <style:style style:name="T2" style:family="text">
      <style:text-properties officeooo:rsid="0005aa39"/>
    </style:style>
    <style:style style:name="T3" style:family="text">
      <style:text-properties officeooo:rsid="0006e6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- <text:span text:style-name="T1">Thực hiện được theo dõi bàn tay theo bài hướng dẫn này.</text:span></text:p>
      <text:p text:style-name="P1"><text:a xlink:type="simple" xlink:href="http://anikettatipamula.blogspot.ro/2012/02/hand-gesture-using-opencv.html">http://anikettatipamula.blogspot.ro/2012/02/hand-gesture-using-opencv.html</text:a></text:p>
      <text:p text:style-name="P1">- <text:span text:style-name="T2">Ghi lại những hàm opencv được sử dụng trong này.</text:span></text:p>
      <text:p text:style-name="Preformatted_20_Text">Deadline: <text:span text:style-name="T3">23h ngày 18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6T09:12:03.366897615</dc:date>
    <meta:generator>LibreOffice/4.2.8.2$Linux_X86_64 LibreOffice_project/420m0$Build-2</meta:generator>
    <meta:editing-duration>PT1M26S</meta:editing-duration>
    <meta:editing-cycles>4</meta:editing-cycles>
    <meta:document-statistic meta:table-count="0" meta:image-count="0" meta:object-count="0" meta:page-count="1" meta:paragraph-count="4" meta:word-count="29" meta:character-count="203" meta:non-whitespace-character-count="178"/>
  </office:meta>
</office:document-meta>
</file>